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fo:background-color="#FFFFFF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4"/>
    </style:style>
    <style:style style:name="ce46" style:family="table-cell"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B22"/>
    </style:style>
    <style:style style:name="ce47" style:family="table-cell"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A22"/>
    </style:style>
    <style:style style:name="ce48" style:family="table-cell"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J22"/>
    </style:style>
    <style:style style:name="ce50" style:family="table-cell">
      <style:map style:condition="of:is-true-formula([.#REF!]=&quot;Y&quot;)" style:apply-style-name="cf6" style:base-cell-address="Template.F23"/>
      <style:map style:condition="of:is-true-formula([.#REF!]=&quot;Y&quot;)" style:apply-style-name="cf6" style:base-cell-address="Template.F23"/>
    </style:style>
    <style:style style:name="ce51" style:family="table-cell">
      <style:map style:condition="of:is-true-formula([.#REF!]=&quot;Y&quot;)" style:apply-style-name="cf6" style:base-cell-address="Template.F25"/>
      <style:map style:condition="of:is-true-formula([.#REF!]=&quot;Y&quot;)" style:apply-style-name="cf6" style:base-cell-address="Template.F25"/>
    </style:style>
    <style:style style:name="ce52" style:family="table-cell"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</style:style>
    <style:style style:name="ce53" style:family="table-cell"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27"/>
    </style:style>
    <style:style style:name="ce54" style:family="table-cell"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48"/>
    </style:style>
    <style:style style:name="ce55" style:family="table-cell">
      <style:map style:condition="of:is-true-formula([.#REF!]=&quot;Y&quot;)" style:apply-style-name="cf6" style:base-cell-address="Template.F40"/>
      <style:map style:condition="of:is-true-formula([.#REF!]=&quot;Y&quot;)" style:apply-style-name="cf6" style:base-cell-address="Template.F40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1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27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91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40"/>
      <style:map style:condition="of:is-true-formula([.#REF!]=&quot;Y&quot;)" style:apply-style-name="cf6" style:base-cell-address="Template.F145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B201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01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</style:style>
    <style:style style:name="ce6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J213"/>
      <style:map style:condition="of:is-true-formula([.#REF!]=&quot;Y&quot;)" style:apply-style-name="cf6" style:base-cell-address="Template.J213"/>
      <style:map style:condition="of:is-true-formula([.#REF!]=&quot;Y&quot;)" style:apply-style-name="cf6" style:base-cell-address="Template.J213"/>
    </style:style>
    <style:style style:name="ce6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J202"/>
    </style:style>
    <style:style style:name="ce6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B202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C213"/>
      <style:map style:condition="of:is-true-formula([.#REF!]=&quot;Y&quot;)" style:apply-style-name="cf6" style:base-cell-address="Template.C213"/>
      <style:map style:condition="of:is-true-formula([.#REF!]=&quot;Y&quot;)" style:apply-style-name="cf6" style:base-cell-address="Template.C213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201"/>
    </style:style>
    <style:style style:name="ce7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J222"/>
    </style:style>
    <style:style style:name="ce7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201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22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23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30"/>
    </style:style>
    <style:style style:name="ce7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10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B223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B222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</style:style>
    <style:style style:name="ce8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J223"/>
    </style:style>
    <style:style style:name="ce8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3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4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45">
            <text:p>datumStatusGez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$zdsZaakEinddatum || heeft/gerelateerde</text:p>
          </table:table-cell>
          <table:table-cell office:value-type="string" table:style-name="ce1">
            <text:p>. || datumStatusGezet</text:p>
          </table:table-cell>
          <table:table-cell office:value-type="string" table:style-name="ce1">
            <text:p>if $isEindstatus == true then use $zdsZaakEinddatum</text:p>
          </table:table-cell>
          <table:table-cell office:value-type="string" table:style-name="ce1">
            <text:p>convertZdsDatetoZgwDatetime</text:p>
          </table:table-cell>
          <table:table-cell office:value-type="string" table:style-name="ce1">
            <text:p>conversion is date -&gt; datime</text:p>
          </table:table-cell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5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5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5" table:style-name="ro2">
          <table:table-cell table:style-name="ce48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5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7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9"/>
          <table:table-cell table:style-name="ce49"/>
          <table:table-cell table:number-columns-repeated="16373"/>
        </table:table-row>
        <table:table-row table:style-name="ro2">
          <table:table-cell/>
          <table:table-cell table:style-name="ce46"/>
          <table:table-cell table:style-name="ce46"/>
          <table:table-cell/>
          <table:table-cell table:style-name="ce47"/>
          <table:table-cell table:style-name="ce50"/>
          <table:table-cell table:number-columns-repeated="3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52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9"/>
          <table:table-cell table:style-name="ce49"/>
          <table:table-cell table:number-columns-repeated="16373"/>
        </table:table-row>
        <table:table-row table:style-name="ro2">
          <table:table-cell table:style-name="ce52"/>
          <table:table-cell table:style-name="ce46"/>
          <table:table-cell table:style-name="ce46"/>
          <table:table-cell table:style-name="ce47"/>
          <table:table-cell table:style-name="ce47"/>
          <table:table-cell table:style-name="ce51"/>
          <table:table-cell table:number-columns-repeated="3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45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3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5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45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4"/>
          <table:table-cell table:style-name="ce55"/>
          <table:table-cell table:number-columns-repeated="3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4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8" table:style-name="ro2">
          <table:table-cell table:number-columns-repeated="9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15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18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6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style-name="ce12"/>
          <table:table-cell table:style-name="ce11"/>
          <table:table-cell table:number-columns-repeated="16373"/>
        </table:table-row>
        <table:table-row table:number-rows-repeated="3" table:style-name="ro2">
          <table:table-cell table:style-name="ce56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style-name="ce19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style-name="ce19"/>
          <table:table-cell table:number-columns-repeated="3" table:style-name="ce15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6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8"/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table:number-columns-repeated="2" table:style-name="ce20"/>
          <table:table-cell table:style-name="ce25"/>
          <table:table-cell table:number-columns-repeated="2" table:style-name="ce14"/>
          <table:table-cell table:number-columns-repeated="16373"/>
        </table:table-row>
        <table:table-row table:number-rows-repeated="10" table:style-name="ro2">
          <table:table-cell table:style-name="ce57"/>
          <table:table-cell table:number-columns-repeated="3" table:style-name="ce16"/>
          <table:table-cell table:style-name="ce17"/>
          <table:table-cell table:style-name="ce19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style-name="ce26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9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8"/>
          <table:table-cell table:number-columns-repeated="4" table:style-name="ce16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style-name="ce15"/>
          <table:table-cell table:style-name="ce30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2" table:style-name="ce15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3"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4"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6" table:style-name="ro2">
          <table:table-cell table:style-name="ce29"/>
          <table:table-cell table:number-columns-repeated="3" table:style-name="ce16"/>
          <table:table-cell table:style-name="ce20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style-name="ce20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14" table:style-name="ro2">
          <table:table-cell table:style-name="ce29"/>
          <table:table-cell table:number-columns-repeated="2" table:style-name="ce16"/>
          <table:table-cell table:style-name="ce29"/>
          <table:table-cell table:style-name="ce31"/>
          <table:table-cell table:number-columns-repeated="6" table:style-name="ce29"/>
          <table:table-cell table:number-columns-repeated="16373"/>
        </table:table-row>
        <table:table-row table:number-rows-repeated="2" table:style-name="ro2">
          <table:table-cell table:style-name="ce27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4" table:style-name="ce16"/>
          <table:table-cell table:number-columns-repeated="4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33"/>
          <table:table-cell table:number-columns-repeated="5" table:style-name="ce34"/>
          <table:table-cell table:number-columns-repeated="2" table:style-name="ce35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60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4" table:style-name="ro2">
          <table:table-cell table:style-name="ce30"/>
          <table:table-cell table:number-columns-repeated="3" table:style-name="ce16"/>
          <table:table-cell table:style-name="ce15"/>
          <table:table-cell table:style-name="ce60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6"/>
          <table:table-cell table:number-columns-repeated="3" table:style-name="ce33"/>
          <table:table-cell table:number-columns-repeated="5" table:style-name="ce34"/>
          <table:table-cell table:number-columns-repeated="2" table:style-name="ce35"/>
          <table:table-cell table:number-columns-repeated="16373"/>
        </table:table-row>
        <table:table-row table:number-rows-repeated="2"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2" table:style-name="ce16"/>
          <table:table-cell table:number-columns-repeated="6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2" table:style-name="ce16"/>
          <table:table-cell table:number-columns-repeated="4" table:style-name="ce15"/>
          <table:table-cell table:style-name="ce12"/>
          <table:table-cell table:style-name="ce37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2" table:style-name="ce16"/>
          <table:table-cell table:number-columns-repeated="5" table:style-name="ce15"/>
          <table:table-cell table:style-name="ce37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5"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5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4" table:style-name="ce19"/>
          <table:table-cell table:number-columns-repeated="16375" table:style-name="ce1"/>
        </table:table-row>
        <table:table-row table:number-rows-repeated="2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2" table:style-name="ce19"/>
          <table:table-cell table:style-name="ce15"/>
          <table:table-cell table:style-name="ce19"/>
          <table:table-cell table:number-columns-repeated="16375" table:style-name="ce1"/>
        </table:table-row>
        <table:table-row table:number-rows-repeated="4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4" table:style-name="ce19"/>
          <table:table-cell table:number-columns-repeated="16375" table:style-name="ce1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1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10" table:style-name="ro2">
          <table:table-cell table:style-name="ce15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62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70"/>
          <table:table-cell table:style-name="ce68"/>
          <table:table-cell table:style-name="ce68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5"/>
          <table:table-cell office:value-type="string" table:style-name="ce65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70"/>
          <table:table-cell table:style-name="ce68"/>
          <table:table-cell table:style-name="ce68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5"/>
          <table:table-cell table:style-name="ce65"/>
          <table:table-cell table:number-columns-repeated="16373"/>
        </table:table-row>
        <table:table-row table:style-name="ro2">
          <table:table-cell table:style-name="ce76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62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82"/>
          <table:table-cell table:style-name="ce68"/>
          <table:table-cell table:style-name="ce68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5"/>
          <table:table-cell table:style-name="ce65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table:style-name="ce64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office:value-type="string" table:style-name="ce66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table:style-name="ce65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office:value-type="string" table:style-name="ce67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table:style-name="ce64"/>
          <table:table-cell table:number-columns-repeated="16373"/>
        </table:table-row>
        <table:table-row table:number-rows-repeated="2"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70"/>
          <table:table-cell table:style-name="ce64"/>
          <table:table-cell table:style-name="ce64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70"/>
          <table:table-cell table:style-name="ce70"/>
          <table:table-cell table:style-name="ce64"/>
          <table:table-cell table:style-name="ce64"/>
          <table:table-cell table:number-columns-repeated="16373"/>
        </table:table-row>
        <table:table-row table:style-name="ro2">
          <table:table-cell table:style-name="ce76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73"/>
          <table:table-cell table:style-name="ce78"/>
          <table:table-cell table:style-name="ce78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1"/>
          <table:table-cell table:style-name="ce71"/>
          <table:table-cell table:number-columns-repeated="16373"/>
        </table:table-row>
        <table:table-row table:number-rows-repeated="4"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79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80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5"/>
          <table:table-cell table:style-name="ce78"/>
          <table:table-cell table:style-name="ce78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font-weight="bold" style:font-weight-asian="bold" style:font-weight-complex="bold"/>
    </style:style>
    <style:style style:name="cf4" style:family="table-cell" style:data-style-name="N0">
      <style:text-properties fo:font-weight="bold" style:font-weight-asian="bold" style:font-weight-complex="bold"/>
    </style:style>
    <style:style style:name="cf5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2-21T10:46:21Z</dc:date>
  </office:meta>
</office:document-meta>
</file>